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12557" officeooo:paragraph-rsid="00112557"/>
    </style:style>
    <style:style style:name="P2" style:family="paragraph" style:parent-style-name="Standard">
      <style:text-properties fo:font-weight="bold" officeooo:rsid="00112557" officeooo:paragraph-rsid="0011255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4" style:family="paragraph" style:parent-style-name="Table_20_Contents">
      <style:text-properties officeooo:rsid="00112557" officeooo:paragraph-rsid="00112557"/>
    </style:style>
    <style:style style:name="P5" style:family="paragraph" style:parent-style-name="Table_20_Contents">
      <style:paragraph-properties fo:text-align="center" style:justify-single-word="false"/>
      <style:text-properties officeooo:rsid="00112557" officeooo:paragraph-rsid="00112557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T1" style:family="text">
      <style:text-properties officeooo:rsid="0012c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SION 1 </text:p>
      <text:p text:style-name="P1"/>
      <text:p text:style-name="P2">Planning:</text:p>
      <text:p text:style-name="P1"/>
      <text:p text:style-name="P1">The time expected to finish all the tasks corresponding to the first version of the game Word Search <text:s/>Puzzle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Task</text:p>
          </table:table-cell>
          <table:table-cell table:style-name="Table1.B1" office:value-type="string">
            <text:p text:style-name="P6"><text:span text:style-name="T1">Expected time</text:span></text:p>
          </table:table-cell>
        </table:table-row>
        <table:table-row>
          <table:table-cell table:style-name="Table1.A5" office:value-type="string">
            <text:p text:style-name="P4">Requirements</text:p>
          </table:table-cell>
          <table:table-cell table:style-name="Table1.B5" office:value-type="string">
            <text:p text:style-name="P5">2 <text:span text:style-name="T1">hours</text:span></text:p>
          </table:table-cell>
        </table:table-row>
        <table:table-row>
          <table:table-cell table:style-name="Table1.A3" office:value-type="string">
            <text:p text:style-name="P4">Design</text:p>
          </table:table-cell>
          <table:table-cell table:style-name="Table1.B5" office:value-type="string">
            <text:p text:style-name="P5">3 <text:span text:style-name="T1">hours</text:span></text:p>
          </table:table-cell>
        </table:table-row>
        <table:table-row>
          <table:table-cell table:style-name="Table1.A5" office:value-type="string">
            <text:p text:style-name="P4">Implementation</text:p>
          </table:table-cell>
          <table:table-cell table:style-name="Table1.B5" office:value-type="string">
            <text:p text:style-name="P5">6 <text:span text:style-name="T1">hours</text:span></text:p>
          </table:table-cell>
        </table:table-row>
        <table:table-row>
          <table:table-cell table:style-name="Table1.A5" office:value-type="string">
            <text:p text:style-name="P4">Test</text:p>
          </table:table-cell>
          <table:table-cell table:style-name="Table1.B5" office:value-type="string">
            <text:p text:style-name="P5">2 <text:span text:style-name="T1">hours </text:span></text:p>
          </table:table-cell>
        </table:table-row>
        <table:table-row>
          <table:table-cell table:style-name="Table1.A6" office:value-type="string">
            <text:p text:style-name="P6">Total</text:p>
          </table:table-cell>
          <table:table-cell table:style-name="Table1.B6" office:value-type="string">
            <text:p text:style-name="P6">1<text:span text:style-name="T1">3</text:span> <text:span text:style-name="T1">hour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2:50:39.740831880</meta:creation-date>
    <dc:date>2017-02-08T22:58:21.077689320</dc:date>
    <dc:creator>Patty </dc:creator>
    <meta:editing-duration>PT36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15" meta:word-count="40" meta:character-count="222" meta:non-whitespace-character-count="194"/>
  </office:meta>
</office:document-meta>
</file>